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10 circtuit requirese minimum a 16mm2 <text:s text:c="2"/>cable . <text:s/>This is marginal. So better <text:s/>to use a 25mm2 cable. </text:p>
      <text:p text:style-name="Standard"/>
      <text:p text:style-name="Standard">Distribution blocks like used for SM1 </text:p>
      <text:p text:style-name="Standard">RS Pro Distribution Block</text:p>
      <text:p text:style-name="Standard"/>
      <text:p text:style-name="Standard">441-4330 </text:p>
      <text:p text:style-name="Standard"><draw:frame draw:style-name="fr1" draw:name="graphics1" text:anchor-type="as-char" svg:width="4.6252in" svg:height="3.052in" draw:z-index="0"><draw:image xlink:href="http://benl.rs-online.com/largeimages/F4414330-02.jpg" xlink:type="simple" xlink:show="embed" xlink:actuate="onLoad"/></draw:frame><text:bookmark text:name="mainImage"/> </text:p>
      <text:p text:style-name="Standard"/>
      <text:p text:style-name="Standard">Current Rating<text:tab/>160A</text:p>
      <text:p text:style-name="Standard">price <text:s text:c="2"/>~ 60 Euro </text:p>
      <text:p text:style-name="Standard"/>
      <text:p text:style-name="Standard">388-2833 </text:p>
      <text:p text:style-name="Standard"/>
      <text:p text:style-name="Standard"><draw:frame draw:style-name="fr1" draw:name="graphics2" text:anchor-type="as-char" svg:width="4.6252in" svg:height="3.1354in" draw:z-index="1"><draw:image xlink:href="http://benl.rs-online.com/largeimages/F3882833-01.jpg" xlink:type="simple" xlink:show="embed" xlink:actuate="onLoad"/></draw:frame><text:bookmark text:name="mainImage1"/> </text:p>
      <text:p text:style-name="Standard">Current Rating<text:tab/>100A</text:p>
      <text:p text:style-name="Standard">price <text:s text:c="2"/>~ 11 Euro <text:s text:c="2"/>but only for 16mm2</text:p>
      <text:p text:style-name="Standard"/>
      <text:p text:style-name="Standard"/>
      <text:p text:style-name="Standard"/>
      <text:p text:style-name="Standard">388-2861 </text:p>
      <text:p text:style-name="Standard"/>
      <text:p text:style-name="Standard"><text:soft-page-break/><draw:frame draw:style-name="fr1" draw:name="graphics3" text:anchor-type="as-char" svg:width="4.6252in" svg:height="4.2291in" draw:z-index="2"><draw:image xlink:href="http://benl.rs-online.com/largeimages/F3882861-01.jpg" xlink:type="simple" xlink:show="embed" xlink:actuate="onLoad"/></draw:frame><text:bookmark text:name="mainImage2"/> </text:p>
      <text:p text:style-name="Standard">Current Rating<text:tab/>170A</text:p>
      <text:p text:style-name="Standard">cable up to 35mm2 </text:p>
      <text:p text:style-name="Standard">6mm2 for the distrubtion </text:p>
      <text:p text:style-name="Standard">&lt; 10 Eur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17S</meta:editing-duration>
    <meta:editing-cycles>3</meta:editing-cycles>
    <meta:generator>OpenOffice/4.1.1$Win32 OpenOffice.org_project/411m6$Build-9775</meta:generator>
    <dc:date>2016-06-24T14:42:32.62</dc:date>
    <meta:document-statistic meta:table-count="0" meta:image-count="3" meta:object-count="0" meta:page-count="2" meta:paragraph-count="17" meta:word-count="63" meta:character-count="363"/>
    <dc:creator>Wim Beaumont</dc:creator>
    <meta:user-defined meta:name="Info 1"/>
    <meta:user-defined meta:name="Info 2"/>
    <meta:user-defined meta:name="Info 3"/>
    <meta:user-defined meta:name="Info 4"/>
  </office:meta>
</office:document-meta>
</file>